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9.7409in" svg:y="0.2693in">
            <draw:object draw:notify-on-update-of-ranges="Sheet1.A2:Sheet1.A34 Sheet1.AK1:Sheet1.AK1 Sheet1.AK2:Sheet1.AK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22" table:default-cell-style-name="Default"/>
        <table:table-column table:style-name="co3" table:default-cell-style-name="Default"/>
        <table:table-column table:style-name="co5" table:number-columns-repeated="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204.56.0.138</text:p>
          </table:table-cell>
          <table:table-cell office:value-type="string" calcext:value-type="string">
            <text:p>129.93.229.138</text:p>
          </table:table-cell>
          <table:table-cell office:value-type="string" calcext:value-type="string">
            <text:p>200.19.159.35</text:p>
          </table:table-cell>
          <table:table-cell office:value-type="string" calcext:value-type="string">
            <text:p>204.123.28.51</text:p>
          </table:table-cell>
          <table:table-cell office:value-type="string" calcext:value-type="string">
            <text:p>140.247.60.126</text:p>
          </table:table-cell>
          <table:table-cell office:value-type="string" calcext:value-type="string">
            <text:p>128.111.52.64</text:p>
          </table:table-cell>
          <table:table-cell office:value-type="string" calcext:value-type="string">
            <text:p>128.119.247.251</text:p>
          </table:table-cell>
          <table:table-cell office:value-type="string" calcext:value-type="string">
            <text:p>128.138.207.45</text:p>
          </table:table-cell>
          <table:table-cell office:value-type="string" calcext:value-type="string">
            <text:p>128.223.8.111</text:p>
          </table:table-cell>
          <table:table-cell office:value-type="string" calcext:value-type="string">
            <text:p>128.36.233.154</text:p>
          </table:table-cell>
          <table:table-cell office:value-type="string" calcext:value-type="string">
            <text:p>128.42.142.45</text:p>
          </table:table-cell>
          <table:table-cell office:value-type="string" calcext:value-type="string">
            <text:p>128.59.20.227</text:p>
          </table:table-cell>
          <table:table-cell office:value-type="string" calcext:value-type="string">
            <text:p>130.253.21.121</text:p>
          </table:table-cell>
          <table:table-cell office:value-type="string" calcext:value-type="string">
            <text:p>131.247.2.242</text:p>
          </table:table-cell>
          <table:table-cell office:value-type="string" calcext:value-type="string">
            <text:p>131.247.2.246</text:p>
          </table:table-cell>
          <table:table-cell office:value-type="string" calcext:value-type="string">
            <text:p>133.69.32.133</text:p>
          </table:table-cell>
          <table:table-cell office:value-type="string" calcext:value-type="string">
            <text:p>137.132.80.110</text:p>
          </table:table-cell>
          <table:table-cell office:value-type="string" calcext:value-type="string">
            <text:p>137.148.16.10</text:p>
          </table:table-cell>
          <table:table-cell office:value-type="string" calcext:value-type="string">
            <text:p>143.215.131.198</text:p>
          </table:table-cell>
          <table:table-cell office:value-type="string" calcext:value-type="string">
            <text:p>156.56.250.227</text:p>
          </table:table-cell>
          <table:table-cell office:value-type="string" calcext:value-type="string">
            <text:p>157.92.44.104</text:p>
          </table:table-cell>
          <table:table-cell office:value-type="string" calcext:value-type="string">
            <text:p>165.230.49.115</text:p>
          </table:table-cell>
          <table:table-cell office:value-type="string" calcext:value-type="string">
            <text:p>192.12.33.102</text:p>
          </table:table-cell>
          <table:table-cell office:value-type="string" calcext:value-type="string">
            <text:p>192.33.90.66</text:p>
          </table:table-cell>
          <table:table-cell office:value-type="string" calcext:value-type="string">
            <text:p>192.52.240.213</text:p>
          </table:table-cell>
          <table:table-cell office:value-type="string" calcext:value-type="string">
            <text:p>195.113.161.84</text:p>
          </table:table-cell>
          <table:table-cell office:value-type="string" calcext:value-type="string">
            <text:p>198.82.160.238</text:p>
          </table:table-cell>
          <table:table-cell office:value-type="string" calcext:value-type="string">
            <text:p>198.83.85.46</text:p>
          </table:table-cell>
          <table:table-cell office:value-type="string" calcext:value-type="string">
            <text:p>200.17.202.194</text:p>
          </table:table-cell>
          <table:table-cell office:value-type="string" calcext:value-type="string">
            <text:p>203.178.133.11</text:p>
          </table:table-cell>
          <table:table-cell office:value-type="string" calcext:value-type="string">
            <text:p>206.117.37.4</text:p>
          </table:table-cell>
          <table:table-cell office:value-type="string" calcext:value-type="string">
            <text:p>206.207.248.38</text:p>
          </table:table-cell>
          <table:table-cell office:value-type="string" calcext:value-type="string">
            <text:p>72.36.112.71</text:p>
          </table:table-cell>
          <table:table-cell/>
          <table:table-cell office:value-type="string" calcext:value-type="string">
            <text:p>Total Vizinhos</text:p>
          </table:table-cell>
          <table:table-cell office:value-type="string" calcext:value-type="string">
            <text:p>Relação Vizinhanç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4.56.0.1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SUM([.B2:.AH2])" office:value-type="float" office:value="26" calcext:value-type="float">
            <text:p>26</text:p>
          </table:table-cell>
          <table:table-cell table:formula="of:=[.AJ2]/30" office:value-type="float" office:value="0.866666666666667" calcext:value-type="float">
            <text:p>0.8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9.93.229.13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table:formula="of:=SUM([.B3:.AH3])" office:value-type="float" office:value="28" calcext:value-type="float">
            <text:p>28</text:p>
          </table:table-cell>
          <table:table-cell table:formula="of:=[.AJ3]/30" office:value-type="float" office:value="0.933333333333333" calcext:value-type="float">
            <text:p>0.9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0.19.159.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table:formula="of:=SUM([.B4:.AH4])" office:value-type="float" office:value="28" calcext:value-type="float">
            <text:p>28</text:p>
          </table:table-cell>
          <table:table-cell table:formula="of:=[.AJ4]/30" office:value-type="float" office:value="0.933333333333333" calcext:value-type="float">
            <text:p>0.9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4.123.28.5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/>
          <table:table-cell table:formula="of:=SUM([.B5:.AH5])" office:value-type="float" office:value="28" calcext:value-type="float">
            <text:p>28</text:p>
          </table:table-cell>
          <table:table-cell table:formula="of:=[.AJ5]/30" office:value-type="float" office:value="0.933333333333333" calcext:value-type="float">
            <text:p>0.9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40.247.60.12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SUM([.B6:.AH6])" office:value-type="float" office:value="27" calcext:value-type="float">
            <text:p>27</text:p>
          </table:table-cell>
          <table:table-cell table:formula="of:=[.AJ6]/30" office:value-type="float" office:value="0.9" calcext:value-type="float">
            <text:p>0.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111.52.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  <table:table-cell/>
          <table:table-cell table:formula="of:=SUM([.B7:.AH7])" office:value-type="float" office:value="32" calcext:value-type="float">
            <text:p>32</text:p>
          </table:table-cell>
          <table:table-cell table:formula="of:=[.AJ7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119.247.25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6" office:value-type="float" office:value="1" calcext:value-type="float">
            <text:p>1</text:p>
          </table:table-cell>
          <table:table-cell/>
          <table:table-cell table:formula="of:=SUM([.B8:.AH8])" office:value-type="float" office:value="32" calcext:value-type="float">
            <text:p>32</text:p>
          </table:table-cell>
          <table:table-cell table:formula="of:=[.AJ8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138.207.4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1" calcext:value-type="float">
            <text:p>1</text:p>
          </table:table-cell>
          <table:table-cell/>
          <table:table-cell table:formula="of:=SUM([.B9:.AH9])" office:value-type="float" office:value="32" calcext:value-type="float">
            <text:p>32</text:p>
          </table:table-cell>
          <table:table-cell table:formula="of:=[.AJ9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223.8.11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/>
          <table:table-cell table:formula="of:=SUM([.B10:.AH10])" office:value-type="float" office:value="32" calcext:value-type="float">
            <text:p>32</text:p>
          </table:table-cell>
          <table:table-cell table:formula="of:=[.AJ10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36.233.15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/>
          <table:table-cell table:formula="of:=SUM([.B11:.AH11])" office:value-type="float" office:value="32" calcext:value-type="float">
            <text:p>32</text:p>
          </table:table-cell>
          <table:table-cell table:formula="of:=[.AJ11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42.142.4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/>
          <table:table-cell table:formula="of:=SUM([.B12:.AH12])" office:value-type="float" office:value="32" calcext:value-type="float">
            <text:p>32</text:p>
          </table:table-cell>
          <table:table-cell table:formula="of:=[.AJ12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28.59.20.22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formula="of:=SUM([.B13:.AH13])" office:value-type="float" office:value="25" calcext:value-type="float">
            <text:p>25</text:p>
          </table:table-cell>
          <table:table-cell table:formula="of:=[.AJ13]/30" office:value-type="float" office:value="0.833333333333333" calcext:value-type="float">
            <text:p>0.8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30.253.21.121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/>
          <table:table-cell table:formula="of:=SUM([.B14:.AH14])" office:value-type="float" office:value="32" calcext:value-type="float">
            <text:p>32</text:p>
          </table:table-cell>
          <table:table-cell table:formula="of:=[.AJ14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31.247.2.2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/>
          <table:table-cell table:formula="of:=SUM([.B15:.AH15])" office:value-type="float" office:value="30" calcext:value-type="float">
            <text:p>30</text:p>
          </table:table-cell>
          <table:table-cell table:formula="of:=[.AJ15]/30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31.247.2.24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formula="of:=SUM([.B16:.AH16])" office:value-type="float" office:value="28" calcext:value-type="float">
            <text:p>28</text:p>
          </table:table-cell>
          <table:table-cell table:formula="of:=[.AJ16]/30" office:value-type="float" office:value="0.933333333333333" calcext:value-type="float">
            <text:p>0.9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33.69.32.13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/>
          <table:table-cell table:formula="of:=SUM([.B17:.AH17])" office:value-type="float" office:value="32" calcext:value-type="float">
            <text:p>32</text:p>
          </table:table-cell>
          <table:table-cell table:formula="of:=[.AJ17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37.132.80.11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formula="of:=SUM([.B18:.AH18])" office:value-type="float" office:value="27" calcext:value-type="float">
            <text:p>27</text:p>
          </table:table-cell>
          <table:table-cell table:formula="of:=[.AJ18]/30" office:value-type="float" office:value="0.9" calcext:value-type="float">
            <text:p>0.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37.148.16.1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/>
          <table:table-cell table:formula="of:=SUM([.B19:.AH19])" office:value-type="float" office:value="32" calcext:value-type="float">
            <text:p>32</text:p>
          </table:table-cell>
          <table:table-cell table:formula="of:=[.AJ19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43.215.131.198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/>
          <table:table-cell table:formula="of:=SUM([.B20:.AH20])" office:value-type="float" office:value="32" calcext:value-type="float">
            <text:p>32</text:p>
          </table:table-cell>
          <table:table-cell table:formula="of:=[.AJ20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56.56.250.227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/>
          <table:table-cell table:formula="of:=SUM([.B21:.AH21])" office:value-type="float" office:value="32" calcext:value-type="float">
            <text:p>32</text:p>
          </table:table-cell>
          <table:table-cell table:formula="of:=[.AJ21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57.92.44.104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/>
          <table:table-cell table:formula="of:=SUM([.B22:.AH22])" office:value-type="float" office:value="32" calcext:value-type="float">
            <text:p>32</text:p>
          </table:table-cell>
          <table:table-cell table:formula="of:=[.AJ22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65.230.49.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/>
          <table:table-cell table:formula="of:=SUM([.B23:.AH23])" office:value-type="float" office:value="24" calcext:value-type="float">
            <text:p>24</text:p>
          </table:table-cell>
          <table:table-cell table:formula="of:=[.AJ23]/30" office:value-type="float" office:value="0.8" calcext:value-type="float">
            <text:p>0.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2.12.33.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/>
          <table:table-cell table:formula="of:=SUM([.B24:.AH24])" office:value-type="float" office:value="29" calcext:value-type="float">
            <text:p>29</text:p>
          </table:table-cell>
          <table:table-cell table:formula="of:=[.AJ24]/30" office:value-type="float" office:value="0.966666666666667" calcext:value-type="float">
            <text:p>0.9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2.33.90.66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SUM([.B25:.AH25])" office:value-type="float" office:value="32" calcext:value-type="float">
            <text:p>32</text:p>
          </table:table-cell>
          <table:table-cell table:formula="of:=[.AJ25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2.52.240.213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formula="of:=SUM([.B26:.AH26])" office:value-type="float" office:value="32" calcext:value-type="float">
            <text:p>32</text:p>
          </table:table-cell>
          <table:table-cell table:formula="of:=[.AJ26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5.113.161.84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formula="of:=SUM([.B27:.AH27])" office:value-type="float" office:value="32" calcext:value-type="float">
            <text:p>32</text:p>
          </table:table-cell>
          <table:table-cell table:formula="of:=[.AJ27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8.82.160.23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formula="of:=SUM([.B28:.AH28])" office:value-type="float" office:value="28" calcext:value-type="float">
            <text:p>28</text:p>
          </table:table-cell>
          <table:table-cell table:formula="of:=[.AJ28]/30" office:value-type="float" office:value="0.933333333333333" calcext:value-type="float">
            <text:p>0.933333333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98.83.85.46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SUM([.B29:.AH29])" office:value-type="float" office:value="32" calcext:value-type="float">
            <text:p>32</text:p>
          </table:table-cell>
          <table:table-cell table:formula="of:=[.AJ29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0.17.202.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30:.AH30])" office:value-type="float" office:value="27" calcext:value-type="float">
            <text:p>27</text:p>
          </table:table-cell>
          <table:table-cell table:formula="of:=[.AJ30]/30" office:value-type="float" office:value="0.9" calcext:value-type="float">
            <text:p>0.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3.178.133.11</text:p>
          </table:table-cell>
          <table:table-cell table:number-columns-repeated="2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1:.AH31])" office:value-type="float" office:value="32" calcext:value-type="float">
            <text:p>32</text:p>
          </table:table-cell>
          <table:table-cell table:formula="of:=[.AJ31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6.117.37.4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2:.AH32])" office:value-type="float" office:value="32" calcext:value-type="float">
            <text:p>32</text:p>
          </table:table-cell>
          <table:table-cell table:formula="of:=[.AJ32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06.207.248.38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3:.AH33])" office:value-type="float" office:value="32" calcext:value-type="float">
            <text:p>32</text:p>
          </table:table-cell>
          <table:table-cell table:formula="of:=[.AJ33]/30" office:value-type="float" office:value="1.06666666666667" calcext:value-type="float">
            <text:p>1.0666666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72.36.112.7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4:.AH34])" office:value-type="float" office:value="28" calcext:value-type="float">
            <text:p>28</text:p>
          </table:table-cell>
          <table:table-cell table:formula="of:=[.AJ34]/30" office:value-type="float" office:value="0.933333333333333" calcext:value-type="float">
            <text:p>0.9333333333</text:p>
          </table:table-cell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2T17:13:27.562972727</dc:date>
    <meta:document-statistic meta:table-count="1" meta:cell-count="1223" meta:object-count="1"/>
    <meta:generator>LibreOffice/4.2.7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051cm" svg:stroke-color="#ff420e"/>
    </style:style>
    <style:style style:name="ch8" style:family="chart">
      <style:graphic-properties svg:stroke-width="0.05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A34 Sheet1.AK1:Sheet1.AK34" chart:data-source-has-labels="both" svg:x="0.32cm" svg:y="0.18cm" svg:width="15.36cm" svg:height="8.64cm">
          <chartooo:coordinate-region svg:x="1.659cm" svg:y="0.379cm" svg:width="14.021cm" svg:height="6.114cm"/>
          <chart:axis chart:dimension="x" chart:name="primary-x" chart:style-name="ch3" chartooo:axis-type="auto">
            <chartooo:date-scale/>
            <chart:categories table:cell-range-address="Sheet1.A2:Sheet1.A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K2:Sheet1.AK34" chart:label-cell-address="Sheet1.AK1:Sheet1.AK1" chart:class="chart:bar">
            <chart:mean-value chart:style-name="ch7"/>
            <chart:regression-curve chart:style-name="ch8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ção Vizinhança</text:p>
                <draw:g>
                  <svg:desc>Sheet1.AK1:Sheet1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4.56.0.138</text:p>
                <draw:g>
                  <svg:desc>Sheet1.A2:Sheet1.A34</svg:desc>
                </draw:g>
              </table:table-cell>
              <table:table-cell office:value-type="float" office:value="0.866666666666667">
                <text:p>0.866666666666667</text:p>
                <draw:g>
                  <svg:desc>Sheet1.AK2:Sheet1.AK34</svg:desc>
                </draw:g>
              </table:table-cell>
            </table:table-row>
            <table:table-row>
              <table:table-cell office:value-type="string">
                <text:p>129.93.229.13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200.19.159.35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204.123.28.5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0.247.60.1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8.111.52.6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28.119.247.25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28.138.207.45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28.223.8.11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28.36.233.15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28.42.142.45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28.59.20.22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30.253.21.12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31.247.2.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.247.2.246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33.69.32.133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37.132.80.1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7.148.16.10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43.215.131.198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56.56.250.22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57.92.44.10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65.230.49.1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2.12.33.102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92.33.90.66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92.52.240.213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95.113.161.8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198.82.160.238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98.83.85.46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200.17.202.1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3.178.133.1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206.117.37.4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206.207.248.38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72.36.112.71</text:p>
              </table:table-cell>
              <table:table-cell office:value-type="float" office:value="0.933333333333333">
                <text:p>0.9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